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Tag Testdokument mit Metadaten</text:h>
      <text:p text:style-name="Text_20_body">Bacon ipsum dolor sit amet chicken pancetta pork belly strip steak, beef filet mignon tenderloin. Beef ribs fatback venison tri-tip. Drumstick prosciutto beef ribs short loin rump pork boudin. Boudin drumstick beef tongue brisket ball tip venison hamburger pastrami chicken pork loin. Chuck pork jowl chicken tongue.</text:p>
      <text:p text:style-name="Text_20_body">Beef turkey bacon tongue shankle fatback prosciutto frankfurter pancetta capicola filet mignon swine rump. T-bone hamburger andouille bacon beef ribs sausage ribeye capicola chicken. Kielbasa ribeye tongue drumstick biltong andouille. Chuck sirloin jowl leberkas. Leberkas pancetta chicken pastrami turducken pork pork loin short loin beef ribs t-bone ham sirloin andouille.</text:p>
      <text:p text:style-name="Text_20_body">Jowl ham pig tri-tip pork chop bresaola ham hock bacon chicken pancetta kielbasa corned beef tongue pastrami. Rump meatball beef pancetta jowl andouille ground round salami short loin capicola. Cow shankle ribeye tongue, chicken pancetta short loin sausage sirloin chuck frankfurter pork loin jerky. Jowl pork belly bacon andouille short ribs prosciutto hamburger sirloin, venison tenderloin pig beef ribs. Ribeye tenderloin pig cow.</text:p>
      <text:p text:style-name="Text_20_body">Beef ribs salami bresaola, shoulder ribeye leberkas pork belly pastrami spare ribs. Spare ribs sirloin short loin bacon, swine beef venison strip steak. Spare ribs chuck capicola, biltong pork loin short loin meatball beef fatback strip steak tongue chicken. Tail meatloaf tongue venison cow, beef ball tip spare ribs t-bone filet mignon pastrami rump salami. Hamburger prosciutto drumstick filet mignon jerky andouille.</text:p>
      <text:p text:style-name="Text_20_body">Pork loin short loin cow swine venison ball tip. Kielbasa beef ribs fatback drumstick beef pork spare ribs cow turkey leberkas tail shankle. Meatball salami sirloin frankfurter bresaola sausage shoulder. Leberkas pork meatball, sirloin turkey beef ribs pig t-bone shoulder meatloaf jerky bresaola. Turkey pork belly fatback tail, ground round chuck baco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2T12:04:06</meta:creation-date>
    <dc:date>2012-08-02T13:32:21</dc:date>
    <meta:editing-duration>PT1H25M16S</meta:editing-duration>
    <meta:editing-cycles>4</meta:editing-cycles>
    <meta:generator>LibreOffice/3.5$Linux_X86_64 LibreOffice_project/350m1$Build-3</meta:generator>
    <meta:document-statistic meta:table-count="0" meta:image-count="0" meta:object-count="0" meta:page-count="1" meta:paragraph-count="6" meta:word-count="278" meta:character-count="1931" meta:non-whitespace-character-count="1659"/>
    <meta:user-defined meta:name="doctag">{"doctag_version":"0.9","doctype":"invoice","id":"org.doctag.documentation.1234","number":"RE1234","date":"2012-05-22","delivery_date":"2012-04-11","due_date":"2012-04-25","total":{"net":586.0,"gross":696.62},"currency":"EUR","items":[{"title":"Malerarbeiten","description":"Büroräume grün gestrichen.","unit":"Stunde","quantity":8.0,"unit_price":{"net":60.0,"gross":71.4},"total":{"net":480.0,"gross":571.2},"taxes":[{"name":"MwSt","rate":19.0,"amount":91.2}]},{"title":"Farbe","description":"Grün, superdeckend","unit":"Eimer","quantity":5.0,"unit_price":{"net":20.0,"gross":23.8},"total":{"net":100.0,"gross":119.0},"taxes":[{"name":"MwSt","rate":19.0,"amount":19.0}]},{"title":"Pausenverpflegung","description":"Pizza!!!","unit":"Stück","quantity":1.0,"unit_price":{"net":6.0,"gross":6.42},"total":{"net":6.0,"gross":6.42},"taxes":[{"name":"MwSt","rate":7.0,"amount":0.42}]}],"taxes":[{"name":"MwSt","rate":19.0,"amount":110.2},{"name":"MwSt","rate":7.0,"amount":0.42}],"discounts":[{"date":"2012-05-29","rate":2.0,"amount":13.93}]}</meta:user-defined>
  </office:meta>
</office:document-meta>
</file>